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otted" svg:stroke-width="0.102cm" svg:stroke-color="#000000" draw:marker-start-width="0.356cm" draw:marker-end-width="0.356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2_20_Dots_20_3_20_Dashes" svg:stroke-width="0.102cm" svg:stroke-color="#000000" draw:fill="none" draw:fill-color="#e6e6e6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661cm" fo:min-width="3.752cm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661cm" fo:min-width="2.616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661cm" fo:min-width="1.67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8.89cm" svg:x="2.159cm" svg:y="3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0.845cm" svg:height="1.651cm" svg:x="2.871cm" svg:y="16.51cm">
          <draw:glue-point draw:id="4" svg:x="5cm" svg:y="-4.996cm"/>
          <draw:glue-point draw:id="5" svg:x="3.75cm" svg:y="-4.996cm"/>
          <draw:glue-point draw:id="6" svg:x="3.5cm" svg:y="-4.996cm"/>
          <text:p text:style-name="P1"><text:span text:style-name="T1">Network C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0.282cm" svg:height="1.397cm" svg:x="3.18cm" svg:y="13.208cm">
          <draw:glue-point draw:id="4" svg:x="3.892cm" svg:y="-4.996cm"/>
          <draw:glue-point draw:id="5" svg:x="3.892cm" svg:y="5.003cm"/>
          <text:p text:style-name="P1"><text:span text:style-name="T1">Packet Monitor Hook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7" draw:id="id7" draw:layer="layout" draw:type="line" svg:x1="8.293cm" svg:y1="16.51cm" svg:x2="8.321cm" svg:y2="14.605cm" draw:start-shape="id1" draw:start-glue-point="0" draw:end-shape="id2" draw:end-glue-point="2" svg:d="m8293 16510 28-1905" svg:viewBox="0 0 29 1906">
          <text:p/>
        </draw:connector>
        <draw:connector draw:style-name="gr5" draw:text-style-name="P1" draw:layer="layout" draw:type="line" svg:x1="8.321cm" svg:y1="13.208cm" svg:x2="8.255cm" svg:y2="11.811cm" draw:start-shape="id2" draw:start-glue-point="0" draw:end-shape="id3" draw:end-glue-point="2" svg:d="m8321 13208-66-1397" svg:viewBox="0 0 67 1398">
          <text:p/>
        </draw:connector>
        <draw:connector draw:style-name="gr5" draw:text-style-name="P1" draw:layer="layout" draw:type="line" svg:x1="11.791cm" svg:y1="14.666cm" svg:x2="11.811cm" svg:y2="16.51cm" svg:d="m11791 14666 20 1844" svg:viewBox="0 0 21 1845">
          <text:p/>
        </draw:connector>
        <draw:frame draw:style-name="gr6" draw:text-style-name="P3" xml:id="id8" draw:id="id8" draw:layer="layout" svg:width="5.917cm" svg:height="1.378cm" svg:x="5.371cm" svg:y="0.589cm">
          <draw:text-box>
            <text:p><text:span text:style-name="T1">Other Layers</text:span></text:p>
          </draw:text-box>
        </draw:frame>
        <draw:custom-shape draw:style-name="gr7" draw:text-style-name="P2" xml:id="id4" draw:id="id4" draw:layer="layout" svg:width="4.064cm" svg:height="2.667cm" svg:x="16.51cm" svg:y="12.573cm">
          <text:p text:style-name="P1"><text:span text:style-name="T1">Packet </text:span></text:p>
          <text:p text:style-name="P1"><text:span text:style-name="T1">Monitor</text:span></text:p>
          <draw:enhanced-geometry svg:viewBox="0 0 21600 21600" draw:glue-points="?f6 0 10800 ?f8 ?f11 10800 ?f9 21600 10800 ?f10 ?f5 10800" draw:text-areas="?f3 ?f3 ?f4 ?f4" draw:type="parallelogram" draw:modifiers="767.917333005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13.462cm" svg:y1="13.906cm" svg:x2="16.582cm" svg:y2="13.907cm" draw:start-shape="id2" draw:start-glue-point="1" draw:end-shape="id4" draw:end-glue-point="9" svg:d="m13462 13906h1524v1h1596" svg:viewBox="0 0 3121 2">
          <text:p/>
        </draw:connector>
        <draw:custom-shape draw:style-name="gr2" draw:text-style-name="P2" xml:id="id3" draw:id="id3" draw:layer="layout" svg:width="8.89cm" svg:height="1.651cm" svg:x="3.81cm" svg:y="10.16cm">
          <draw:glue-point draw:id="4" svg:x="5cm" svg:y="-4.996cm"/>
          <draw:glue-point draw:id="5" svg:x="3.75cm" svg:y="-4.996cm"/>
          <draw:glue-point draw:id="6" svg:x="3.5cm" svg:y="-4.996cm"/>
          <draw:glue-point draw:id="7" svg:x="4.064cm" svg:y="5.003cm"/>
          <draw:glue-point draw:id="8" svg:x="4.064cm" svg:y="-4.996cm"/>
          <text:p text:style-name="P1"><text:span text:style-name="T1">IP Process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75cm" svg:height="1.651cm" svg:x="6.704cm" svg:y="7.366cm">
          <draw:glue-point draw:id="4" svg:x="5cm" svg:y="-4.996cm"/>
          <draw:glue-point draw:id="5" svg:x="3.75cm" svg:y="-4.996cm"/>
          <draw:glue-point draw:id="6" svg:x="3.5cm" svg:y="-4.996cm"/>
          <text:p text:style-name="P1"><text:span text:style-name="T1">NA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255cm" svg:y1="10.16cm" svg:x2="8.291cm" svg:y2="9.017cm" draw:start-shape="id3" draw:start-glue-point="0" draw:end-shape="id5" draw:end-glue-point="2" svg:d="m8255 10160 36-1143" svg:viewBox="0 0 37 1144">
          <text:p/>
        </draw:connector>
        <draw:custom-shape draw:style-name="gr2" draw:text-style-name="P2" xml:id="id6" draw:id="id6" draw:layer="layout" svg:width="3.075cm" svg:height="1.27cm" svg:x="6.79cm" svg:y="4.363cm">
          <draw:glue-point draw:id="4" svg:x="5cm" svg:y="-4.996cm"/>
          <draw:glue-point draw:id="5" svg:x="3.75cm" svg:y="-4.996cm"/>
          <draw:glue-point draw:id="6" svg:x="3.5cm" svg:y="-4.996cm"/>
          <text:p text:style-name="P1"><text:span text:style-name="T1">IPsec 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291cm" svg:y1="7.366cm" svg:x2="8.327cm" svg:y2="5.633cm" draw:start-shape="id5" draw:start-glue-point="0" draw:end-shape="id6" draw:end-glue-point="2" svg:d="m8291 7366 36-1733" svg:viewBox="0 0 37 1734">
          <text:p/>
        </draw:connector>
        <draw:connector draw:style-name="gr5" draw:text-style-name="P1" draw:layer="layout" draw:type="line" svg:x1="11.811cm" svg:y1="11.837cm" svg:x2="11.788cm" svg:y2="13.208cm" svg:d="m11811 11837-23 1371" svg:viewBox="0 0 24 1372">
          <text:p/>
        </draw:connector>
        <draw:connector draw:style-name="gr9" draw:text-style-name="P1" draw:layer="layout" draw:line-skew="-4.968cm" svg:x1="6.79cm" svg:y1="4.998cm" svg:x2="8.307cm" svg:y2="15.557cm" draw:start-shape="id6" draw:start-glue-point="3" draw:end-shape="id7" draw:end-glue-point="0" svg:d="m6790 4998h-5520v10559h7037" svg:viewBox="0 0 7038 10560">
          <text:p/>
        </draw:connector>
        <draw:connector draw:style-name="gr9" draw:text-style-name="P1" draw:layer="layout" svg:x1="9.865cm" svg:y1="4.998cm" svg:x2="11.867cm" svg:y2="10.161cm" draw:start-shape="id6" draw:start-glue-point="1" draw:end-shape="id3" draw:end-glue-point="8" svg:d="m9865 4998h2002v5163" svg:viewBox="0 0 2003 5164">
          <text:p/>
        </draw:connector>
        <draw:frame draw:style-name="gr6" draw:text-style-name="P4" draw:layer="layout" svg:width="3.893cm" svg:height="0.98cm" draw:transform="rotate (0.00680678408277789) translate (2.858cm 4.117cm)">
          <draw:text-box>
            <text:p text:style-name="P4"><text:span text:style-name="T2">Perform NAT</text:span></text:p>
          </draw:text-box>
        </draw:frame>
        <draw:frame draw:style-name="gr6" draw:text-style-name="P3" draw:layer="layout" svg:width="4.025cm" svg:height="1.378cm" draw:transform="rotate (0.00942477796076938) translate (2.158cm 5.707cm)">
          <draw:text-box>
            <text:p><text:span text:style-name="T1">IP Layer</text:span></text:p>
          </draw:text-box>
        </draw:frame>
        <draw:frame draw:style-name="gr10" draw:text-style-name="P4" draw:layer="layout" svg:width="4.482cm" svg:height="1.013cm" draw:transform="rotate (-0.00750491578357628) translate (9.733cm 4.16cm)">
          <draw:text-box>
            <text:p text:style-name="P4"><text:span text:style-name="T2">Forward packet</text:span></text:p>
          </draw:text-box>
        </draw:frame>
        <draw:connector draw:style-name="gr11" draw:text-style-name="P1" draw:layer="layout" draw:type="line" svg:x1="8.327cm" svg:y1="4.363cm" svg:x2="8.329cm" svg:y2="1.967cm" draw:start-shape="id6" draw:start-glue-point="0" draw:end-shape="id8" svg:d="m8327 4363 2-2396" svg:viewBox="0 0 3 2397">
          <text:p/>
        </draw:connector>
        <draw:line draw:style-name="gr12" draw:text-style-name="P1" draw:layer="layout" svg:x1="15.875cm" svg:y1="1.905cm" svg:x2="15.875cm" svg:y2="15.875cm">
          <text:p/>
        </draw:line>
        <draw:frame draw:style-name="gr13" draw:text-style-name="P4" draw:layer="layout" svg:width="3.301cm" svg:height="1.013cm" draw:transform="rotate (1.58388629618485) translate (15.805cm 6.018cm)">
          <draw:text-box>
            <text:p text:style-name="P4"><text:span text:style-name="T2">Userspace</text:span></text:p>
          </draw:text-box>
        </draw:frame>
        <draw:frame draw:style-name="gr14" draw:text-style-name="P4" draw:layer="layout" svg:width="2.281cm" svg:height="1.013cm" draw:transform="rotate (1.58388629618485) translate (14.889cm 5.542cm)">
          <draw:text-box>
            <text:p text:style-name="P4"><text:span text:style-name="T2">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Rao</meta:initial-creator>
    <meta:creation-date>2013-05-21T11:29:21</meta:creation-date>
    <dc:date>2013-05-21T15:42:02</dc:date>
    <dc:creator>Ashwin Rao</dc:creator>
    <meta:editing-duration>PT9M34S</meta:editing-duration>
    <meta:editing-cycles>4</meta:editing-cycles>
    <meta:generator>LibreOffice/3.5$Linux_X86_64 LibreOffice_project/350m1$Build-2</meta:generator>
    <meta:document-statistic meta:object-count="24"/>
  </office:meta>
</office:document-meta>
</file>